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StreamReader.getLin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isStar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standalon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astStack.push( 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getCharacter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getCurrentFr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init( ElementFram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StreamReader.getTextCharacters( int sourceStart , char [ ] target , int targetStart , int l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MStreamReader.nex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DOMStreamReader.hasTex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StreamReader.getEv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isCharac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require( int arg0 , String arg1 , String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getPropert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Stack.p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MStreamReader.has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Frame.ElementFrame( Object element , ElementFram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StreamReader.has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newFrame( ElementFrame new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MStreamReader.is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is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getColumn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get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Stack.pee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Stack.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nextTa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StreamReader.isStanda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getPublic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getCharacterEncoding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OMStreamReader.DOMStreamReader( ElementFrame 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StreamReader.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